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1b9455" officeooo:paragraph-rsid="001b9455"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1b9455" officeooo:paragraph-rsid="00289737" style:font-size-asian="14pt" style:font-size-complex="14pt"/>
    </style:style>
    <style:style style:name="P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officeooo:rsid="001b9455" officeooo:paragraph-rsid="00289737" style:font-size-asian="14pt" style:font-size-complex="14pt"/>
    </style:style>
    <style:style style:name="P4" style:family="paragraph" style:parent-style-name="Standard">
      <style:paragraph-properties fo:text-align="justify" style:justify-single-word="false"/>
      <style:text-properties style:font-name="Liberation Serif" fo:font-size="14pt" officeooo:paragraph-rsid="00299e45" style:font-size-asian="14pt" style:font-size-complex="14pt"/>
    </style:style>
    <style:style style:name="P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4pt" officeooo:paragraph-rsid="00299e45" style:font-size-asian="14pt" style:font-size-complex="14pt"/>
    </style:style>
    <style:style style:name="P6" style:family="paragraph" style:parent-style-name="Standard">
      <style:paragraph-properties fo:text-align="justify" style:justify-single-word="false"/>
      <style:text-properties style:font-name="Liberation Serif" fo:font-size="14pt" officeooo:rsid="00229c43" officeooo:paragraph-rsid="00299e45" style:font-size-asian="14pt" style:font-size-complex="14pt"/>
    </style:style>
    <style:style style:name="P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officeooo:rsid="00229c43" officeooo:paragraph-rsid="00299e45" style:font-size-asian="14pt" style:font-size-complex="14pt"/>
    </style:style>
    <style:style style:name="P8" style:family="paragraph" style:parent-style-name="Standard">
      <style:paragraph-properties fo:text-align="justify" style:justify-single-word="false"/>
      <style:text-properties style:font-name="Liberation Serif" fo:font-size="14pt" officeooo:rsid="00242649" officeooo:paragraph-rsid="00242649" style:font-size-asian="14pt" style:font-size-complex="14pt"/>
    </style:style>
    <style:style style:name="P9" style:family="paragraph" style:parent-style-name="Standard">
      <style:paragraph-properties fo:text-align="justify" style:justify-single-word="false"/>
      <style:text-properties style:font-name="Liberation Serif" fo:font-size="14pt" officeooo:rsid="00242649" officeooo:paragraph-rsid="00289737" style:font-size-asian="14pt" style:font-size-complex="14pt"/>
    </style:style>
    <style:style style:name="P1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officeooo:rsid="00242649" officeooo:paragraph-rsid="00289737" style:font-size-asian="14pt" style:font-size-complex="14pt"/>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4pt" officeooo:rsid="00242649" officeooo:paragraph-rsid="00289737" style:font-size-asian="14pt" style:font-size-complex="14pt"/>
    </style:style>
    <style:style style:name="P12" style:family="paragraph" style:parent-style-name="Standard">
      <style:paragraph-properties fo:text-align="justify" style:justify-single-word="false"/>
      <style:text-properties style:font-name="Liberation Serif" fo:font-size="14pt" officeooo:rsid="00242649" officeooo:paragraph-rsid="00299e45" style:font-size-asian="14pt" style:font-size-complex="14pt"/>
    </style:style>
    <style:style style:name="P1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officeooo:rsid="00242649" officeooo:paragraph-rsid="00299e45" style:font-size-asian="14pt" style:font-size-complex="14pt"/>
    </style:style>
    <style:style style:name="P14" style:family="paragraph" style:parent-style-name="Standard">
      <style:paragraph-properties fo:text-align="justify" style:justify-single-word="false"/>
      <style:text-properties style:font-name="Liberation Serif" fo:font-size="14pt" officeooo:rsid="00242649" officeooo:paragraph-rsid="002b8034" style:font-size-asian="14pt" style:font-size-complex="14pt"/>
    </style:style>
    <style:style style:name="P15" style:family="paragraph" style:parent-style-name="Standard">
      <style:paragraph-properties fo:text-align="justify" style:justify-single-word="false"/>
      <style:text-properties style:font-name="Liberation Serif" fo:font-size="14pt" officeooo:rsid="00242649" officeooo:paragraph-rsid="002e7885" style:font-size-asian="14pt" style:font-size-complex="14pt"/>
    </style:style>
    <style:style style:name="P1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officeooo:rsid="00242649" officeooo:paragraph-rsid="002e7885" style:font-size-asian="14pt" style:font-size-complex="14pt"/>
    </style:style>
    <style:style style:name="P1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fo:language="ru" fo:country="RU" fo:font-weight="normal" officeooo:rsid="00299e45" officeooo:paragraph-rsid="00299e45" style:font-size-asian="14pt" style:font-weight-asian="normal" style:font-size-complex="14pt" style:font-weight-complex="normal"/>
    </style:style>
    <style:style style:name="P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4pt" fo:language="ru" fo:country="RU" fo:font-weight="normal" officeooo:rsid="00299e45" officeooo:paragraph-rsid="00299e45"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4pt" fo:language="ru" fo:country="RU" fo:font-weight="normal" officeooo:rsid="0029bcf3" officeooo:paragraph-rsid="0029bcf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Liberation Serif" fo:font-size="14pt" fo:language="ru" fo:country="RU" officeooo:rsid="001b9455" officeooo:paragraph-rsid="001b9455" style:font-size-asian="14pt" style:font-size-complex="14pt"/>
    </style:style>
    <style:style style:name="P2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fo:language="ru" fo:country="RU" officeooo:rsid="001d53cf" officeooo:paragraph-rsid="001cdb3d" style:font-size-asian="14pt" style:font-size-complex="14pt"/>
    </style:style>
    <style:style style:name="P22" style:family="paragraph" style:parent-style-name="Standard">
      <style:paragraph-properties fo:text-align="justify" style:justify-single-word="false"/>
      <style:text-properties style:font-name="Liberation Serif" fo:font-size="14pt" fo:language="ru" fo:country="RU" officeooo:rsid="001d53cf" officeooo:paragraph-rsid="001cdb3d" style:font-size-asian="14pt" style:font-size-complex="14pt"/>
    </style:style>
    <style:style style:name="P2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fo:language="ru" fo:country="RU" officeooo:rsid="002077bc" officeooo:paragraph-rsid="00299e45" style:font-size-asian="14pt" style:font-size-complex="14pt"/>
    </style:style>
    <style:style style:name="P24" style:family="paragraph" style:parent-style-name="Standard">
      <style:paragraph-properties fo:text-align="justify" style:justify-single-word="false"/>
      <style:text-properties style:font-name="Liberation Serif" fo:font-size="14pt" fo:language="ru" fo:country="RU" officeooo:rsid="00229c43" officeooo:paragraph-rsid="00229c43" style:font-size-asian="14pt" style:font-size-complex="14pt"/>
    </style:style>
    <style:style style:name="P25" style:family="paragraph" style:parent-style-name="Standard">
      <style:paragraph-properties fo:text-align="justify" style:justify-single-word="false"/>
      <style:text-properties style:font-name="Liberation Serif" fo:font-size="14pt" fo:language="ru" fo:country="RU" officeooo:rsid="00242649" officeooo:paragraph-rsid="00242649" style:font-size-asian="14pt" style:font-size-complex="14pt"/>
    </style:style>
    <style:style style:name="P26" style:family="paragraph" style:parent-style-name="Standard">
      <style:paragraph-properties fo:text-align="justify" style:justify-single-word="false"/>
      <style:text-properties style:font-name="Liberation Serif" fo:font-size="14pt" fo:language="ru" fo:country="RU" fo:font-weight="normal" officeooo:rsid="00242649" officeooo:paragraph-rsid="00242649"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fo:language="ru" fo:country="RU" fo:font-weight="normal" officeooo:rsid="0024d689" officeooo:paragraph-rsid="00289737" style:font-size-asian="14pt" style:font-weight-asian="normal" style:font-size-complex="14pt" style:font-weight-complex="normal"/>
    </style:style>
    <style:style style:name="P2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fo:language="ru" fo:country="RU" fo:font-weight="normal" officeooo:rsid="00289737" officeooo:paragraph-rsid="00289737" style:font-size-asian="14pt" style:font-weight-asian="normal" style:font-size-complex="14pt" style:font-weight-complex="normal"/>
    </style:style>
    <style:style style:name="P2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fo:language="ru" fo:country="RU" fo:font-weight="normal" officeooo:rsid="0029bcf3" officeooo:paragraph-rsid="002b8034"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4pt" fo:language="ru" fo:country="RU" fo:font-weight="normal" officeooo:rsid="002e7885" officeooo:paragraph-rsid="002e7885"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language="en" fo:country="US" officeooo:rsid="00242649" officeooo:paragraph-rsid="00242649" style:font-size-asian="14pt" style:font-size-complex="14pt"/>
    </style:style>
    <style:style style:name="P3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4pt" fo:language="en" fo:country="US" fo:font-weight="bold" officeooo:rsid="00242649" officeooo:paragraph-rsid="00242649" style:font-size-asian="14pt" style:font-weight-asian="bold" style:font-size-complex="14pt" style:font-weight-complex="bold"/>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variant="normal" fo:text-transform="none" fo:color="#202122" loext:opacity="100%" style:font-name="Liberation Serif" fo:font-size="14pt" fo:letter-spacing="normal" fo:language="ru" fo:country="RU" fo:font-style="normal" fo:font-weight="normal" officeooo:rsid="00211b01" officeooo:paragraph-rsid="00299e45" style:font-size-asian="14pt" style:font-size-complex="14pt"/>
    </style:style>
    <style:style style:name="P34" style:family="paragraph" style:parent-style-name="Standard">
      <style:paragraph-properties fo:text-align="justify" style:justify-single-word="false"/>
      <style:text-properties fo:font-variant="normal" fo:text-transform="none" fo:color="#202122" loext:opacity="100%" style:font-name="Liberation Serif" fo:font-size="14pt" fo:letter-spacing="normal" fo:language="ru" fo:country="RU" fo:font-style="normal" fo:font-weight="normal" officeooo:rsid="00211b01" officeooo:paragraph-rsid="00211b01"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242649"/>
    </style:style>
    <style:style style:name="T4" style:family="text">
      <style:text-properties fo:language="en" fo:country="US" fo:font-weight="normal" officeooo:rsid="0024d689" style:font-weight-asian="normal" style:font-weight-complex="normal"/>
    </style:style>
    <style:style style:name="T5" style:family="text">
      <style:text-properties fo:language="en" fo:country="US" fo:font-weight="normal" officeooo:rsid="00272274" style:font-weight-asian="normal" style:font-weight-complex="normal"/>
    </style:style>
    <style:style style:name="T6" style:family="text">
      <style:text-properties fo:language="ru" fo:country="RU"/>
    </style:style>
    <style:style style:name="T7" style:family="text">
      <style:text-properties fo:language="ru" fo:country="RU" officeooo:rsid="001cdb3d"/>
    </style:style>
    <style:style style:name="T8" style:family="text">
      <style:text-properties fo:language="ru" fo:country="RU" officeooo:rsid="001d53cf"/>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1ec3cf" style:font-weight-asian="bold" style:font-weight-complex="bold"/>
    </style:style>
    <style:style style:name="T11" style:family="text">
      <style:text-properties fo:language="ru" fo:country="RU" fo:font-style="italic" officeooo:rsid="001cdb3d" style:font-style-asian="italic" style:font-style-complex="italic"/>
    </style:style>
    <style:style style:name="T12" style:family="text">
      <style:text-properties fo:language="ru" fo:country="RU" fo:font-weight="normal" style:font-weight-asian="normal" style:font-weight-complex="normal"/>
    </style:style>
    <style:style style:name="T13" style:family="text">
      <style:text-properties fo:language="ru" fo:country="RU" fo:font-weight="normal" officeooo:rsid="0024d689" style:font-weight-asian="normal" style:font-weight-complex="normal"/>
    </style:style>
    <style:style style:name="T14" style:family="text">
      <style:text-properties fo:language="ru" fo:country="RU" fo:font-weight="normal" officeooo:rsid="00272274" style:font-weight-asian="normal" style:font-weight-complex="normal"/>
    </style:style>
    <style:style style:name="T15" style:family="text">
      <style:text-properties fo:language="ru" fo:country="RU" fo:font-weight="normal" officeooo:rsid="0029bcf3" style:font-weight-asian="normal" style:font-weight-complex="normal"/>
    </style:style>
    <style:style style:name="T16" style:family="text">
      <style:text-properties fo:language="ru" fo:country="RU" fo:font-weight="normal" officeooo:rsid="002b8034" style:font-weight-asian="normal" style:font-weight-complex="normal"/>
    </style:style>
    <style:style style:name="T17" style:family="text">
      <style:text-properties fo:language="ru" fo:country="RU" fo:font-weight="normal" officeooo:rsid="002d6774" style:font-weight-asian="normal" style:font-weight-complex="normal"/>
    </style:style>
    <style:style style:name="T18" style:family="text">
      <style:text-properties fo:language="ru" fo:country="RU" fo:font-weight="normal" officeooo:rsid="002e7885" style:font-weight-asian="normal" style:font-weight-complex="normal"/>
    </style:style>
    <style:style style:name="T19" style:family="text">
      <style:text-properties fo:language="ru" fo:country="RU" officeooo:rsid="00242649"/>
    </style:style>
    <style:style style:name="T20" style:family="text">
      <style:text-properties fo:language="ru" fo:country="RU" officeooo:rsid="002077bc"/>
    </style:style>
    <style:style style:name="T21" style:family="text">
      <style:text-properties fo:language="ru" fo:country="RU" officeooo:rsid="00239bba"/>
    </style:style>
    <style:style style:name="T22" style:family="text">
      <style:text-properties fo:language="ru" fo:country="RU" officeooo:rsid="00211b01"/>
    </style:style>
    <style:style style:name="T23" style:family="text">
      <style:text-properties fo:language="ru" fo:country="RU" officeooo:rsid="00299e45"/>
    </style:style>
    <style:style style:name="T24" style:family="text">
      <style:text-properties fo:language="ru" fo:country="RU" officeooo:rsid="002b8034"/>
    </style:style>
    <style:style style:name="T25" style:family="text">
      <style:text-properties fo:font-variant="normal" fo:text-transform="none" fo:color="#202122" loext:opacity="100%" fo:letter-spacing="normal" fo:language="ru" fo:country="RU" fo:font-style="normal" fo:font-weight="normal"/>
    </style:style>
    <style:style style:name="T26" style:family="text">
      <style:text-properties fo:font-variant="normal" fo:text-transform="none" fo:color="#202122" loext:opacity="100%" fo:letter-spacing="normal" fo:language="ru" fo:country="RU" fo:font-style="normal" fo:font-weight="normal" officeooo:rsid="001d53cf"/>
    </style:style>
    <style:style style:name="T27" style:family="text">
      <style:text-properties fo:font-variant="normal" fo:text-transform="none" fo:color="#202122" loext:opacity="100%" fo:letter-spacing="normal" fo:language="ru" fo:country="RU" fo:font-style="normal" fo:font-weight="normal" officeooo:rsid="002077bc"/>
    </style:style>
    <style:style style:name="T28" style:family="text">
      <style:text-properties fo:font-variant="normal" fo:text-transform="none" fo:color="#202122" loext:opacity="100%" fo:letter-spacing="normal" fo:language="ru" fo:country="RU" fo:font-style="normal" fo:font-weight="normal" officeooo:rsid="0020c745"/>
    </style:style>
    <style:style style:name="T29" style:family="text">
      <style:text-properties fo:font-variant="normal" fo:text-transform="none" fo:color="#202122" loext:opacity="100%" fo:letter-spacing="normal" fo:language="ru" fo:country="RU" fo:font-style="normal" fo:font-weight="normal" style:font-weight-asian="normal" style:font-weight-complex="normal"/>
    </style:style>
    <style:style style:name="T30" style:family="text">
      <style:text-properties fo:font-variant="normal" fo:text-transform="none" fo:color="#202122" loext:opacity="100%" fo:letter-spacing="normal" fo:language="ru" fo:country="RU" fo:font-style="normal" fo:font-weight="normal" officeooo:rsid="00299e45"/>
    </style:style>
    <style:style style:name="T31" style:family="text">
      <style:text-properties fo:font-variant="normal" fo:text-transform="none" fo:color="#202122" loext:opacity="100%" fo:letter-spacing="normal" fo:language="ru" fo:country="RU" fo:font-style="normal" fo:font-weight="normal" officeooo:rsid="002b8034"/>
    </style:style>
    <style:style style:name="T32" style:family="text">
      <style:text-properties fo:font-variant="normal" fo:text-transform="none" fo:color="#202122" loext:opacity="100%" fo:letter-spacing="normal" fo:language="ru" fo:country="RU" fo:font-style="normal" fo:font-weight="bold" style:font-weight-asian="bold" style:font-weight-complex="bold"/>
    </style:style>
    <style:style style:name="T33" style:family="text">
      <style:text-properties officeooo:rsid="002077bc"/>
    </style:style>
    <style:style style:name="T34" style:family="text">
      <style:text-properties officeooo:rsid="0031c130"/>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Здравствуйте, я Маслов Артём/Брицко Владимир студент <text:span text:style-name="T33">МФ</text:span><text:span text:style-name="T34">Т</text:span><text:span text:style-name="T33">И </text:span>групп<text:span text:style-name="T33">а</text:span> Б01-104. В качестве вопроса по выбору я взял лабораторную работу <text:span text:style-name="T6">№2.3.3.</text:span></text:p>
      <text:p text:style-name="P20"/>
      <text:p text:style-name="P1"><text:span text:style-name="T6">2. </text:span><text:span text:style-name="T9">Цели и задачи</text:span><text:span text:style-name="T6">:</text:span></text:p>
      <text:p text:style-name="P20">2.1. Измерить осмотическое давление при разных концентрациях раствора желтой кровяной соли</text:p>
      <text:p text:style-name="P20">2.2. Проверить справедливость закона Вант-Гоффа.</text:p>
      <text:p text:style-name="P20"/>
      <text:p text:style-name="P2"><text:span text:style-name="T6">3. </text:span><text:span text:style-name="T9">Теория.</text:span></text:p>
      <text:p text:style-name="P3"><text:span text:style-name="T6">Рассмотрим сосуд, разделенный на две половины полупроницаемой перегородкой. </text:span><text:span text:style-name="T7">В одной половина налита дистиллированная вода, в другой раствор жёлтой кровяной соли. Перегородка свободно пропускает молекулы воды, но не пропускает молекулы желтой кровяной соли. </text:span><text:span text:style-name="T8">Со временем дистиллированная вода будет перетекать в сосуд с раствором. </text:span><text:span text:style-name="T7">Процесс прохождения растворителя сквозь полупроницаемую перегородку называется </text:span><text:span text:style-name="T11">осмосом</text:span><text:span text:style-name="T7">.</text:span></text:p>
      <text:p text:style-name="P21">Если растворитель перетекает в сосуд с раствором, то осмос называется прямым. Если из сосуда с раствором в сосуд с чистым растворителем, то осмос называется обратным.</text:p>
      <text:p text:style-name="P22"/>
      <text:p text:style-name="P4"><text:span text:style-name="T24">4</text:span><text:span text:style-name="T8">. </text:span><text:span text:style-name="T10">Применение осмоса.</text:span></text:p>
      <text:p text:style-name="P23">Осмотические эффекты часто встречаются в природе.</text:p>
      <text:p text:style-name="P5"><text:span text:style-name="T20">Например, </text:span><text:span text:style-name="T21">клетки растений и животных</text:span><text:span text:style-name="T8"> используют осмос для </text:span><text:span text:style-name="T20">изменения тургорного давления (внутриклеточное давление), </text:span><text:span text:style-name="T22">которое в свою очередь связано с </text:span><text:span text:style-name="T21">прочностью и упругостью тканей, </text:span><text:span text:style-name="T23">также</text:span><text:span text:style-name="T21"> многие растения используют его для </text:span><text:span text:style-name="T22">движени</text:span><text:span text:style-name="T21">я</text:span><text:span text:style-name="T22">, например усик</text:span><text:span text:style-name="T21">и</text:span><text:span text:style-name="T22"> гороха. </text:span><text:span text:style-name="T26">Увеличивая или уменьшая концентрацию сахарозы в цитоплазме, клетки могут регулировать </text:span><text:span text:style-name="T27">осмос.</text:span></text:p>
      <text:p text:style-name="P5"><text:span text:style-name="T30">Б</text:span><text:span text:style-name="T28">лагодаря осмосу вода из почвы поступает к верхушкам деревьев. Например, секвои достигают высоты 100 м, а капиллярные силы могут поднять воду только на 10 м.</text:span></text:p>
      <text:p text:style-name="P33">Обратный осмос применяется человеком для очистки воды. Над грязной водой создаётся избыточное давление и вода проникает через полупроницаемую перегородку в сосуд с чистой водой.</text:p>
      <text:p text:style-name="P34"/>
      <text:p text:style-name="P6"><text:span text:style-name="T31">5</text:span><text:span text:style-name="T25">. </text:span><text:span text:style-name="T32">Формула Вант-Гоффа.</text:span></text:p>
      <text:p text:style-name="P7"><text:span text:style-name="T29">В слабых растворах осмотическое давление описывается законом Вант-Гоффа: </text:span><draw:frame draw:style-name="fr1" draw:name="Объект1" text:anchor-type="as-char" svg:width="2.066cm" svg:height="0.531cm" draw:z-index="0"><draw:object xlink:href="./Object 1" xlink:type="simple" xlink:show="embed" xlink:actuate="onLoad"/><draw:image xlink:href="./ObjectReplacements/Object 1" xlink:type="simple" xlink:show="embed" xlink:actuate="onLoad"/></draw:frame>. <text:span text:style-name="T6">Осмотическое давление численно равно давлению, которое оказывало бы вещество, если бы оно находилось в состоянии идеального газа и занимало бы объём равный объёму раствора. </text:span><text:span text:style-name="T3">n – </text:span><text:span text:style-name="T19">число молекул растворенного вещества в единице объёма, </text:span><text:span text:style-name="T3">k – </text:span><text:span text:style-name="T19">постоянная Больцмана, </text:span><text:span text:style-name="T3">T – </text:span><text:span text:style-name="T19">температура.</text:span></text:p>
      <text:p text:style-name="P24"/>
      <text:p text:style-name="P12"><text:span text:style-name="T24">6</text:span><text:span text:style-name="T6">. </text:span><text:span text:style-name="T9">Схема установки.</text:span></text:p>
      <text:p text:style-name="P13"><text:span text:style-name="T12">Установка представляет собой куб, который помещен в сосуд с дистиллированной водой. В стенках куба есть полупроницаемые мембраны из целлофана, толщиной 0,2 мм. Сверху в куб вставлен капилляр, соединенный </text:span><text:soft-page-break/><text:span text:style-name="T12">гибкими трубками с манометром и грушой, с помощью которой можно создать избыточное давление. Также на установке есть специальный винт, который служит для регулировки внутреннего объёма. Он нужен, для чтобы установить начальный уровень жидкости в капилляре.</text:span></text:p>
      <text:p text:style-name="P26"/>
      <text:p text:style-name="P9"><text:span text:style-name="T16">7</text:span><text:span text:style-name="T12">. </text:span><text:span text:style-name="T9">Методика эксперимента.</text:span></text:p>
      <text:p text:style-name="P27">Измерения производятся либо при давлениях много больших осмотического, тогда наблюдается обратный осмос, либо при давлениях существенно меньших осмотического, тогда наблюдается прямой осмос. При давлениях порядка осмотического не следует проводить измерения, так как опыт может длиться неограниченно долго.</text:p>
      <text:p text:style-name="P10"><text:span text:style-name="T13">Раствор заливается в установку при атмосферном давлении. Затем измеряется скорость движения мениска в капилляре. Строится зависимость </text:span><text:span text:style-name="T4">h(t), </text:span><text:span text:style-name="T13">по углу наклона прямой находится скорость движения мениска. Затем давление увеличивают и повторяют опыт. Давление увеличивается до тех пор, пока скорость поднятия мениска существенна. Затем повышают давлении примерно до 200 делений (0,5 атм.) и начинают проводить измерения на понижении давления. </text:span></text:p>
      <text:p text:style-name="P11"><text:span text:style-name="T13">После этого строится график зависимости </text:span><text:span text:style-name="T4">P(v), </text:span><text:span text:style-name="T13">и определяется давление при 0 скорости, которое равно осмотическому. </text:span></text:p>
      <text:p text:style-name="P11"><text:span text:style-name="T13">Далее измерения проводятся снова с раствором другой концентрации. </text:span><text:span text:style-name="T14">По полученным данным строится зависимость </text:span><text:span text:style-name="T5">P(n) </text:span><text:span text:style-name="T14">и сверяется с формулой Вант-Гоффа.</text:span></text:p>
      <text:p text:style-name="P25"/>
      <text:p text:style-name="P9"><text:span text:style-name="T24">8</text:span><text:span text:style-name="T6">. </text:span><text:span text:style-name="T9">Графики зависимости </text:span><text:span text:style-name="T2">h(t).</text:span></text:p>
      <text:p text:style-name="P28">Прямой осмос удалось наблюдать только при концентрациях 0,3% и 0,15% при атмосферном давлении. При большем давлении или при меньшей концентрации осмос происходит слишком долго и наблюдать его не получается.</text:p>
      <text:p text:style-name="P28">Обратный осмос шел быстрее и наблюдать его удалось при большем числе давлений. В ходе измерений скорость движения мениска постоянна. Прямые проводились методом наименьших квадратов.</text:p>
      <text:p text:style-name="P31"/>
      <text:p text:style-name="P8"><text:span text:style-name="T1">9. </text:span><text:span text:style-name="T9">Графики зависимости </text:span><text:span text:style-name="T2">P(v).</text:span></text:p>
      <text:p text:style-name="P17">По графику видно, что хорошо на прямую ложатся точки при 0,3% и 0,075%. </text:p>
      <text:p text:style-name="P18">При концентрации 0,15% измерения получились плохо. Возможно это произошло из-за того, что не дожидались установления равновесия в установке, то есть не давали мембранам принять свою форму при избыточном давлении. </text:p>
      <text:p text:style-name="P18">Также видно, что от зависимостей отклоняются измерения при прямом осмосе. Предполагается, что это происходит из-за того, что мембраны на установке менялись давно, они могли засориться и потерять свою пропускную способность. Поэтому осмос протекает медленнее и скорость опускания мениска будет меньше.</text:p>
      <text:p text:style-name="P18">Из зависимости отклоняются точки полученные при избыточном давлении <text:soft-page-break/>200 делений. Во время измерений, в следствие не герметичности соединений, давление в системе понижалось на примерно 7 делений манометра. Локализовать и устранить течь не удалось. Поэтому, во-первых, была принята погрешность измерения давления 7 делений. Во-вторых, при больших давлениях давление в системе падало быстрее, что могло повлиять на качество результатов при 200 делениях.</text:p>
      <text:p text:style-name="P19">Прямые строились по методу наименьших квадратов.</text:p>
      <text:p text:style-name="P31"/>
      <text:p text:style-name="P14"><text:span text:style-name="T1">10. </text:span><text:span text:style-name="T9">График зависимости </text:span><text:span text:style-name="T2">P(n).</text:span></text:p>
      <text:p text:style-name="P29">На данном графике синим цветом построена прямая, вычисленная по закону Вант-Гоффа. Зеленым цветом построена прямая по экспериментальным точкам. Справедливость закона Вант-Гоффа проверить не удалось. Чтобы точно определить вид зависимости, нужно провести больше измерений при разных концентрациях.</text:p>
      <text:p text:style-name="P32"/>
      <text:p text:style-name="P15"><text:span text:style-name="T1">11. </text:span><text:span text:style-name="T9">Вывод.</text:span></text:p>
      <text:p text:style-name="P16"><text:span text:style-name="T15">В работе наблюдался </text:span><text:span text:style-name="T17">прямой и обратный </text:span><text:span text:style-name="T15">осмос</text:span><text:span text:style-name="T17">. Было измерено осмотическое давления при разных концентрациях. </text:span><text:span text:style-name="T18">Проверить справедливость закона Вант-Гоффа не удалось.</text:span></text:p>
      <text:p text:style-name="P30">На результаты эксперимента могли оказать влияние следующие факторы:</text:p>
      <text:p text:style-name="P30">1. Полупроницаемые перегородки давно менялись, они могли засорится и потерять свою пропускную способность. В результате осмотическое давление в работе оказалось ниже ожидаемого.</text:p>
      <text:p text:style-name="P30">2. В ходе измерений давление в системе понижалось на примерно 7 делений. Течь устранить не удалось. Не герметичность системы могла повлиять на итоговые значения.</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0T11:57:24.499000000</dc:date>
    <meta:editing-duration>PT52M53S</meta:editing-duration>
    <meta:editing-cycles>4</meta:editing-cycles>
    <meta:generator>LibreOffice/7.3.1.3$Windows_X86_64 LibreOffice_project/a69ca51ded25f3eefd52d7bf9a5fad8c90b87951</meta:generator>
    <meta:document-statistic meta:table-count="0" meta:image-count="0" meta:object-count="1" meta:page-count="3" meta:paragraph-count="37" meta:word-count="790" meta:character-count="5944" meta:non-whitespace-character-count="5184"/>
  </office:meta>
</office:document-meta>
</file>

<file path=Object 1/content.xml><?xml version="1.0" encoding="utf-8"?>
<math xmlns="http://www.w3.org/1998/Math/MathML" display="block">
  <semantics>
    <mrow>
      <mrow>
        <msub>
          <mi>P</mi>
          <mi mathvariant="italic">осм</mi>
        </msub>
        <mo stretchy="false">=</mo>
        <mi>n</mi>
      </mrow>
      <mi>k</mi>
      <mi>T</mi>
    </mrow>
    <annotation encoding="StarMath 5.0">P_осм = n k T
</annotation>
  </semantics>
</math>
</file>